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568cm" fo:margin-left="-1.508cm" fo:margin-top="0cm" fo:margin-bottom="0cm" style:page-number="auto" table:align="left" style:writing-mode="lr-tb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1.561cm"/>
    </style:style>
    <style:style style:name="Tabela1.D" style:family="table-column">
      <style:table-column-properties style:column-width="2.672cm"/>
    </style:style>
    <style:style style:name="Tabela1.E" style:family="table-column">
      <style:table-column-properties style:column-width="3.625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fo:background-color="#dbe5f1" fo:padding-left="0.191cm" fo:padding-right="0.191cm" fo:padding-top="0cm" fo:padding-bottom="0cm" fo:border-left="0.5pt solid #4f81bd" fo:border-right="0.5pt solid #4f81bd" fo:border-top="none" fo:border-bottom="0.5pt solid #4f81bd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ffff00" fo:padding-left="0.191cm" fo:padding-right="0.191cm" fo:padding-top="0cm" fo:padding-bottom="0cm" fo:border="0.5pt solid #4f81bd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B3" style:family="table-cell">
      <style:table-cell-properties fo:padding-left="0.191cm" fo:padding-right="0.191cm" fo:padding-top="0cm" fo:padding-bottom="0cm" fo:border-left="0.5pt solid #4f81bd" fo:border-right="0.5pt solid #4f81bd" fo:border-top="none" fo:border-bottom="0.5pt solid #4f81bd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-left="0.191cm" fo:padding-right="0.191cm" fo:padding-top="0cm" fo:padding-bottom="0cm" fo:border="0.5pt solid #4f81bd"/>
    </style:style>
    <style:style style:name="Tabela1.B4" style:family="table-cell">
      <style:table-cell-properties fo:padding-left="0.191cm" fo:padding-right="0.191cm" fo:padding-top="0cm" fo:padding-bottom="0cm" fo:border="0.5pt solid #4f81bd"/>
    </style:style>
    <style:style style:name="Tabela1.5" style:family="table-row">
      <style:table-row-properties fo:keep-together="auto"/>
    </style:style>
    <style:style style:name="Tabela1.A5" style:family="table-cell">
      <style:table-cell-properties fo:padding-left="0.191cm" fo:padding-right="0.191cm" fo:padding-top="0cm" fo:padding-bottom="0cm" fo:border="0.5pt solid #4f81bd"/>
    </style:style>
    <style:style style:name="Tabela1.B5" style:family="table-cell">
      <style:table-cell-properties fo:padding-left="0.191cm" fo:padding-right="0.191cm" fo:padding-top="0cm" fo:padding-bottom="0cm" fo:border="0.5pt solid #4f81bd"/>
    </style:style>
    <style:style style:name="Tabela1.6" style:family="table-row">
      <style:table-row-properties fo:keep-together="auto"/>
    </style:style>
    <style:style style:name="Tabela1.A6" style:family="table-cell">
      <style:table-cell-properties fo:padding-left="0.191cm" fo:padding-right="0.191cm" fo:padding-top="0cm" fo:padding-bottom="0cm" fo:border="0.5pt solid #4f81bd"/>
    </style:style>
    <style:style style:name="Tabela1.B6" style:family="table-cell">
      <style:table-cell-properties fo:padding-left="0.191cm" fo:padding-right="0.191cm" fo:padding-top="0cm" fo:padding-bottom="0cm" fo:border="0.5pt solid #4f81bd"/>
    </style:style>
    <style:style style:name="Tabela1.7" style:family="table-row">
      <style:table-row-properties fo:keep-together="auto"/>
    </style:style>
    <style:style style:name="Tabela1.A7" style:family="table-cell">
      <style:table-cell-properties fo:padding-left="0.191cm" fo:padding-right="0.191cm" fo:padding-top="0cm" fo:padding-bottom="0cm" fo:border="0.5pt solid #4f81bd"/>
    </style:style>
    <style:style style:name="Tabela1.B7" style:family="table-cell">
      <style:table-cell-properties fo:padding-left="0.191cm" fo:padding-right="0.191cm" fo:padding-top="0cm" fo:padding-bottom="0cm" fo:border="0.5pt solid #4f81bd"/>
    </style:style>
    <style:style style:name="Tabela1.8" style:family="table-row">
      <style:table-row-properties fo:keep-together="auto"/>
    </style:style>
    <style:style style:name="Tabela1.A8" style:family="table-cell">
      <style:table-cell-properties fo:padding-left="0.191cm" fo:padding-right="0.191cm" fo:padding-top="0cm" fo:padding-bottom="0cm" fo:border="0.5pt solid #4f81bd"/>
    </style:style>
    <style:style style:name="Tabela1.B8" style:family="table-cell">
      <style:table-cell-properties fo:padding-left="0.191cm" fo:padding-right="0.191cm" fo:padding-top="0cm" fo:padding-bottom="0cm" fo:border="0.5pt solid #4f81bd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191cm" fo:padding-right="0.191cm" fo:padding-top="0cm" fo:padding-bottom="0cm" fo:border="0.5pt solid #4f81bd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191cm" fo:padding-right="0.191cm" fo:padding-top="0cm" fo:padding-bottom="0cm" fo:border="0.5pt solid #4f81bd"/>
    </style:style>
    <style:style style:name="Tabela1.B10" style:family="table-cell">
      <style:table-cell-properties fo:padding-left="0.191cm" fo:padding-right="0.191cm" fo:padding-top="0cm" fo:padding-bottom="0cm" fo:border="0.5pt solid #4f81bd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191cm" fo:padding-right="0.191cm" fo:padding-top="0cm" fo:padding-bottom="0cm" fo:border="0.5pt solid #4f81bd"/>
    </style:style>
    <style:style style:name="Tabela1.B11" style:family="table-cell">
      <style:table-cell-properties fo:padding-left="0.191cm" fo:padding-right="0.191cm" fo:padding-top="0cm" fo:padding-bottom="0cm" fo:border="0.5pt solid #4f81bd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191cm" fo:padding-right="0.191cm" fo:padding-top="0cm" fo:padding-bottom="0cm" fo:border="0.5pt solid #4f81bd"/>
    </style:style>
    <style:style style:name="Tabela1.B12" style:family="table-cell">
      <style:table-cell-properties fo:padding-left="0.191cm" fo:padding-right="0.191cm" fo:padding-top="0cm" fo:padding-bottom="0cm" fo:border="0.5pt solid #4f81bd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191cm" fo:padding-right="0.191cm" fo:padding-top="0cm" fo:padding-bottom="0cm" fo:border="0.5pt solid #4f81bd"/>
    </style:style>
    <style:style style:name="Tabela1.C14" style:family="table-cell">
      <style:table-cell-properties fo:padding-left="0.191cm" fo:padding-right="0.191cm" fo:padding-top="0cm" fo:padding-bottom="0cm" fo:border="0.5pt solid #4f81bd"/>
    </style:style>
    <style:style style:name="Tabela1.E14" style:family="table-cell">
      <style:table-cell-properties fo:padding-left="0.191cm" fo:padding-right="0.191cm" fo:padding-top="0cm" fo:padding-bottom="0cm" fo:border="0.5pt solid #4f81bd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191cm" fo:padding-right="0.191cm" fo:padding-top="0cm" fo:padding-bottom="0cm" fo:border="0.5pt solid #4f81bd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191cm" fo:padding-right="0.191cm" fo:padding-top="0cm" fo:padding-bottom="0cm" fo:border="0.5pt solid #4f81bd"/>
    </style:style>
    <style:style style:name="Tabela1.B17" style:family="table-cell">
      <style:table-cell-properties fo:padding-left="0.191cm" fo:padding-right="0.191cm" fo:padding-top="0cm" fo:padding-bottom="0cm" fo:border="0.5pt solid #4f81bd"/>
    </style:style>
    <style:style style:name="Tabela1.18" style:family="table-row">
      <style:table-row-properties fo:keep-together="auto"/>
    </style:style>
    <style:style style:name="Tabela1.A18" style:family="table-cell">
      <style:table-cell-properties fo:padding-left="0.191cm" fo:padding-right="0.191cm" fo:padding-top="0cm" fo:padding-bottom="0cm" fo:border="0.5pt solid #4f81bd"/>
    </style:style>
    <style:style style:name="Tabela1.B18" style:family="table-cell">
      <style:table-cell-properties fo:padding-left="0.191cm" fo:padding-right="0.191cm" fo:padding-top="0cm" fo:padding-bottom="0cm" fo:border="0.5pt solid #4f81bd"/>
    </style:style>
    <style:style style:name="P1" style:family="paragraph" style:parent-style-name="Título_20_de_20_atas_20_de_20_reunião">
      <style:text-properties fo:language="pt" fo:country="BR" style:language-complex="pt" style:country-complex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Títulos_20_de_20_agenda_20_e_20_atas">
      <style:text-properties fo:color="#000000" fo:language="pt" fo:country="BR" fo:font-weight="bold" style:font-weight-asian="bold" style:language-complex="pt" style:country-complex="BR" style:font-weight-complex="bold"/>
    </style:style>
    <style:style style:name="P4" style:family="paragraph" style:parent-style-name="Títulos_20_de_20_agenda_20_e_20_atas">
      <style:text-properties fo:language="pt" fo:country="BR" style:language-complex="pt" style:country-complex="BR"/>
    </style:style>
    <style:style style:name="P5" style:family="paragraph" style:parent-style-name="Standard">
      <style:text-properties fo:language="pt" fo:country="BR" fo:font-weight="bold" style:font-weight-asian="bold" style:language-complex="pt" style:country-complex="BR" style:font-weight-complex="bold"/>
    </style:style>
    <style:style style:name="P6" style:family="paragraph" style:parent-style-name="Standard">
      <style:text-properties fo:language="pt" fo:country="BR" style:language-complex="pt" style:country-complex="BR"/>
    </style:style>
    <style:style style:name="P7" style:family="paragraph" style:parent-style-name="Standard">
      <style:text-properties fo:language="pt" fo:country="BR" officeooo:rsid="0005a7c2" style:language-complex="pt" style:country-complex="BR"/>
    </style:style>
    <style:style style:name="P8" style:family="paragraph" style:parent-style-name="Standard">
      <style:text-properties fo:language="pt" fo:country="BR" officeooo:rsid="0005a7c2" officeooo:paragraph-rsid="0005a7c2" style:language-complex="pt" style:country-complex="BR"/>
    </style:style>
    <style:style style:name="P9" style:family="paragraph" style:parent-style-name="Standard">
      <style:text-properties fo:language="pt" fo:country="BR" officeooo:rsid="0005a7c2" officeooo:paragraph-rsid="0005f79b" style:language-complex="pt" style:country-complex="BR"/>
    </style:style>
    <style:style style:name="P10" style:family="paragraph" style:parent-style-name="Standard">
      <style:text-properties fo:language="pt" fo:country="BR" officeooo:rsid="0005f79b" officeooo:paragraph-rsid="0005f79b" style:language-complex="pt" style:country-complex="BR"/>
    </style:style>
    <style:style style:name="P11" style:family="paragraph" style:parent-style-name="Standard">
      <style:text-properties fo:language="pt" fo:country="BR" officeooo:rsid="0005a7c2" officeooo:paragraph-rsid="00060228" style:language-complex="pt" style:country-complex="BR"/>
    </style:style>
    <style:style style:name="P12" style:family="paragraph" style:parent-style-name="Standard">
      <style:text-properties fo:language="pt" fo:country="BR" officeooo:rsid="00060228" officeooo:paragraph-rsid="00060228" style:language-complex="pt" style:country-complex="BR"/>
    </style:style>
    <style:style style:name="P13" style:family="paragraph" style:parent-style-name="Standard">
      <style:text-properties fo:language="pt" fo:country="BR" officeooo:rsid="0005f79b" officeooo:paragraph-rsid="00060228" style:language-complex="pt" style:country-complex="BR"/>
    </style:style>
    <style:style style:name="T1" style:family="text">
      <style:text-properties officeooo:rsid="0005a7c2"/>
    </style:style>
    <style:style style:name="T2" style:family="text">
      <style:text-properties officeooo:rsid="0005f79b"/>
    </style:style>
    <style:style style:name="T3" style:family="text">
      <style:text-properties officeooo:rsid="00060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Título da reunião: <text:span text:style-name="T3">Terceira Reunião Informa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5">Data <text:span text:style-name="T2">26/01/2020</text:span></text:p>
          </table:table-cell>
          <table:table-cell table:style-name="Tabela1.A2" table:number-columns-spanned="2" office:value-type="string">
            <text:p text:style-name="P5">Horário da reunião: <text:span text:style-name="T1">21:00</text:span></text:p>
          </table:table-cell>
          <table:covered-table-cell/>
          <table:table-cell table:style-name="Tabela1.A2" table:number-columns-spanned="2" office:value-type="string">
            <text:p text:style-name="P5">Local da reunião: <text:span text:style-name="T1">Online</text:span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6">Reunião convocada por</text:p>
          </table:table-cell>
          <table:table-cell table:style-name="Tabela1.B3" table:number-columns-spanned="4" office:value-type="string">
            <text:p text:style-name="P7">Ernesto Gurgel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6">Tipo de reunião</text:p>
          </table:table-cell>
          <table:table-cell table:style-name="Tabela1.B4" table:number-columns-spanned="4" office:value-type="string">
            <text:p text:style-name="P8">Proposta e Projeto e Negocio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6">Facilitador</text:p>
          </table:table-cell>
          <table:table-cell table:style-name="Tabela1.B5" table:number-columns-spanned="4" office:value-type="string">
            <text:p text:style-name="P7">Ernesto Gurgel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office:value-type="string">
            <text:p text:style-name="P6">Secretário</text:p>
          </table:table-cell>
          <table:table-cell table:style-name="Tabela1.B6" table:number-columns-spanned="4" office:value-type="string">
            <text:p text:style-name="P7">Ernesto Gurgel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6">Cronometrista</text:p>
          </table:table-cell>
          <table:table-cell table:style-name="Tabela1.B7" table:number-columns-spanned="4" office:value-type="string">
            <text:p text:style-name="P7">Ernesto Gurgel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8" office:value-type="string">
            <text:p text:style-name="P6">Participantes</text:p>
          </table:table-cell>
          <table:table-cell table:style-name="Tabela1.B8" table:number-columns-spanned="4" office:value-type="string">
            <text:p text:style-name="P7">Ernesto Gurgel e Luiz Felipe Américo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5" office:value-type="string">
            <text:p text:style-name="P4">Agenda 1</text:p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0" office:value-type="string">
            <text:p text:style-name="P6">Tempo alocado</text:p>
          </table:table-cell>
          <table:table-cell table:style-name="Tabela1.B10" table:number-columns-spanned="4" office:value-type="string">
            <text:p text:style-name="P11">Ernesto Gurgel e Luiz Felipe Américo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A11" office:value-type="string">
            <text:p text:style-name="P6">Discussão</text:p>
          </table:table-cell>
          <table:table-cell table:style-name="Tabela1.B11" table:number-columns-spanned="4" office:value-type="string">
            <text:p text:style-name="P13"><text:span text:style-name="T3">Rápida</text:span> Reunião Informal de Proposta e Projeto e <text:span text:style-name="T3">Negócio</text:span></text:p>
          </table:table-cell>
          <table:covered-table-cell/>
          <table:covered-table-cell/>
          <table:covered-table-cell/>
        </table:table-row>
        <table:table-row table:style-name="Tabela1.12">
          <table:table-cell table:style-name="Tabela1.A12" office:value-type="string">
            <text:p text:style-name="P6">Conclusões</text:p>
          </table:table-cell>
          <table:table-cell table:style-name="Tabela1.B12" table:number-columns-spanned="4" office:value-type="string">
            <text:p text:style-name="P10"><text:span text:style-name="T3">Início</text:span> da formalização do projeto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2" table:number-columns-spanned="2" office:value-type="string">
            <text:p text:style-name="P6">Itens de ação</text:p>
          </table:table-cell>
          <table:covered-table-cell/>
          <table:table-cell table:style-name="Tabela1.A2" table:number-columns-spanned="2" office:value-type="string">
            <text:p text:style-name="P6">Pessoa responsável</text:p>
          </table:table-cell>
          <table:covered-table-cell/>
          <table:table-cell table:style-name="Tabela1.A2" office:value-type="string">
            <text:p text:style-name="P6">Prazo</text:p>
          </table:table-cell>
        </table:table-row>
        <table:table-row table:style-name="Tabela1.14">
          <table:table-cell table:style-name="Tabela1.A14" table:number-columns-spanned="2" office:value-type="string">
            <text:p text:style-name="P12">Atualização de Ideias e propostas com temáticas a serem debatidas</text:p>
          </table:table-cell>
          <table:covered-table-cell/>
          <table:table-cell table:style-name="Tabela1.C14" table:number-columns-spanned="2" office:value-type="string">
            <text:p text:style-name="P7">Ernesto Gurgel</text:p>
          </table:table-cell>
          <table:covered-table-cell/>
          <table:table-cell table:style-name="Tabela1.E14" office:value-type="string">
            <text:p text:style-name="P8">Sem Limite</text:p>
          </table:table-cell>
        </table:table-row>
        <table:table-row table:style-name="Tabela1.15">
          <table:table-cell table:style-name="Tabela1.A1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2" office:value-type="string">
            <text:p text:style-name="P6">Tempo alocado</text:p>
          </table:table-cell>
          <table:table-cell table:style-name="Tabela1.A2" table:number-columns-spanned="4" office:value-type="string">
            <text:p text:style-name="P6">Apresentador</text:p>
          </table:table-cell>
          <table:covered-table-cell/>
          <table:covered-table-cell/>
          <table:covered-table-cell/>
        </table:table-row>
        <table:table-row table:style-name="Tabela1.17">
          <table:table-cell table:style-name="Tabela1.A17" office:value-type="string">
            <text:p text:style-name="P8">Tema Geral e Aberturas</text:p>
          </table:table-cell>
          <table:table-cell table:style-name="Tabela1.B17" table:number-columns-spanned="4" office:value-type="string">
            <text:p text:style-name="P9">Ernesto Gurgel e Luiz Felipe Américo</text:p>
          </table:table-cell>
          <table:covered-table-cell/>
          <table:covered-table-cell/>
          <table:covered-table-cell/>
        </table:table-row>
        <table:table-row table:style-name="Tabela1.18">
          <table:table-cell table:style-name="Tabela1.A18" office:value-type="string">
            <text:p text:style-name="P8">Ideias Gerais</text:p>
          </table:table-cell>
          <table:table-cell table:style-name="Tabela1.B18" table:number-columns-spanned="4" office:value-type="string">
            <text:p text:style-name="P9">Ernesto Gurgel e Luiz Felipe Américo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Segoe Condensed" svg:font-family="'Segoe Condensed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Condensed1" svg:font-family="'Segoe Condensed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Segoe Condensed" fo:font-size="11pt" fo:language="pt" fo:country="PT" style:letter-kerning="false" style:font-name-asian="Segoe Condensed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141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41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margin-top="0.141cm" fo:margin-bottom="0.141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color="#ffffff"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color="#595959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weight="normal" style:font-weight-asian="normal"/>
    </style:style>
    <style:style style:name="Heading_20_4" style:display-name="Heading 4" style:family="paragraph" style:parent-style-name="Heading_20_5" style:next-style-name="Standard" style:default-outline-level="4" style:list-style-name="" style:class="text">
      <style:paragraph-properties fo:margin-top="0.071cm" fo:margin-bottom="0.494cm" loext:contextual-spacing="false"/>
      <style:text-properties fo:color="#365f91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.141cm" loext:contextual-spacing="false" fo:keep-together="always" fo:keep-with-next="always"/>
      <style:text-properties fo:color="#595959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.141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.141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ítulo_20_de_20_atas_20_de_20_reunião" style:display-name="Título de atas de reunião" style:family="paragraph" style:parent-style-name="Standard" style:default-outline-level="">
      <style:paragraph-properties fo:margin-top="0.071cm" fo:margin-bottom="0.494cm" loext:contextual-spacing="false" fo:keep-together="always" fo:keep-with-next="always"/>
      <style:text-properties fo:color="#365f91" fo:font-size="48pt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s_20_de_20_agenda_20_e_20_atas" style:display-name="Títulos de agenda e atas" style:family="paragraph" style:parent-style-name="Standard" style:default-outline-level="">
      <style:text-properties fo:color="#ffffff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141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.141cm" fo:margin-bottom="0.212cm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141cm" fo:margin-bottom="0cm" loext:contextual-spacing="false" fo:text-indent="0.635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141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.141cm" fo:margin-bottom="0cm" loext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141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.141cm" fo:margin-bottom="0.212cm" loext:contextual-spacing="false" fo:text-indent="0cm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.141cm" fo:margin-bottom="0.353cm" loext:contextual-spacing="false"/>
      <style:text-properties fo:color="#1f497d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/>
    <style:style style:name="Endnote" style:family="paragraph" style:parent-style-name="Standard" style:default-outline-level="" style:class="extra"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="Bookman Old Style" fo:font-family="'Bookman Old Style'" style:font-family-generic="roman" style:font-pitch="variable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18cm" fo:margin-right="0cm" fo:text-indent="-0.31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635cm" fo:margin-right="0cm" fo:text-indent="-0.31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953cm" fo:margin-right="0cm" fo:text-indent="-0.31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27cm" fo:margin-right="0cm" fo:text-indent="-0.31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588cm" fo:margin-right="0cm" fo:text-indent="-0.31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.905cm" fo:margin-right="0cm" fo:text-indent="-0.31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223cm" fo:margin-right="0cm" fo:text-indent="-0.31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54cm" fo:margin-right="0cm" fo:text-indent="-0.31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2.858cm" fo:margin-right="0cm" fo:text-indent="-0.31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Bookman Old Style" fo:font-family="'Bookman Old Style'" style:font-family-generic="roman" style:font-pitch="variable" fo:font-weight="bold" style:font-name-asian="Segoe Condensed1" style:font-family-asian="'Segoe Condensed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margin-top="0.141cm" fo:margin-bottom="0.141cm" loext:contextual-spacing="true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margin-top="0.141cm" fo:margin-bottom="0.141cm" loext:contextual-spacing="true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margin-top="0.141cm" fo:margin-bottom="0.141cm" loext:contextual-spacing="true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margin-top="0.141cm" fo:margin-bottom="0.141cm" loext:contextual-spacing="true" fo:text-indent="-0.499cm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.141cm" fo:margin-bottom="0.141cm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.141cm" fo:margin-bottom="0.141cm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.141cm" fo:margin-bottom="0.141cm" loext:contextual-spacing="tru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.141cm" fo:margin-bottom="0.212cm" loext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.141cm" fo:margin-bottom="0.212cm" loext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.141cm" fo:margin-bottom="0.212cm" loext:contextual-spacing="true" fo:text-indent="0cm" style:auto-text-indent="false"/>
    </style:style>
    <style:style style:name="List_20_Number_20_3" style:display-name="List Number 3" style:family="paragraph" style:parent-style-name="Standard" style:default-outline-level="">
      <style:paragraph-properties fo:margin-top="0.141cm" fo:margin-bottom="0.141cm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.141cm" fo:margin-bottom="0.141cm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.141cm" fo:margin-bottom="0.141cm" loext:contextual-spacing="true"/>
    </style:style>
    <style:style style:name="macro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letter-spacing="0.014cm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/>
      <style:text-properties style:font-name="Bookman Old Style" fo:font-family="'Bookman Old Style'" style:font-family-generic="roman" style:font-pitch="variable" fo:font-size="12pt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.141cm" fo:margin-bottom="0cm" loext:contextual-spacing="false" fo:text-align="start" style:justify-single-word="false" fo:orphans="2" fo:widows="2" style:writing-mode="lr-tb"/>
      <style:text-properties style:font-name="Segoe Condensed" fo:font-family="'Segoe Condensed'" style:font-family-generic="roman" style:font-pitch="variable" fo:letter-spacing="0.014cm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.141cm" loext:contextual-spacing="false"/>
      <style:text-properties style:font-name="Bookman Old Style" fo:font-family="'Bookman Old Style'" style:font-family-generic="roman" style:font-pitch="variable" fo:font-size="12pt" fo:font-weight="bold" style:font-name-asian="Segoe Condensed1" style:font-family-asian="'Segoe Condensed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41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41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41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.141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.141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.141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.141cm" fo:margin-bottom="0.176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.141cm" fo:margin-bottom="0.176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.141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141cm" loext:contextual-spacing="false" fo:keep-together="always" fo:keep-with-next="always"/>
      <style:text-properties fo:color="#365f91" style:font-name="Bookman Old Style" fo:font-family="'Bookman Old Style'" style:font-family-generic="roman" style:font-pitch="variable" fo:font-size="16pt" fo:font-weight="normal" style:font-name-asian="Segoe Condensed1" style:font-family-asian="'Segoe Condensed'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f497d" style:shadow="#000000 0.009cm 0.009cm"/>
      <style:text-properties fo:color="#1f497d" fo:font-style="italic" style:font-name-asian="Segoe Condensed1" style:font-family-asian="'Segoe Condensed'" style:font-family-generic-asian="system" style:font-pitch-asian="variable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1f497d" fo:border-bottom="0.51pt solid #1f497d"/>
      <style:text-properties fo:color="#1f497d" fo:font-style="italic" style:font-style-asian="italic" style:font-style-complex="italic"/>
    </style:style>
    <style:style style:name="List_20_Bullet" style:display-name="List Bullet" style:family="paragraph" style:parent-style-name="Standard" style:default-outline-level="">
      <style:paragraph-properties fo:margin-top="0.141cm" fo:margin-bottom="0.141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.141cm" fo:margin-bottom="0.141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.141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List_20_Number" style:display-name="List Number" style:family="paragraph" style:parent-style-name="Standard" style:default-outline-level="">
      <style:paragraph-properties fo:margin-top="0.141cm" fo:margin-bottom="0.141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.141cm" fo:margin-bottom="0.141cm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141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.141cm" fo:margin-bottom="0.282cm" loext:contextual-spacing="false"/>
      <style:text-properties fo:color="#5a5a5a" fo:letter-spacing="0.026cm" style:font-name-asian="Segoe Condensed1" style:font-family-asian="'Segoe Condensed'" style:font-family-generic-asian="system" style:font-pitch-asian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595959" style:font-name="Segoe Condensed" fo:font-family="'Segoe Condensed'" style:font-family-generic="roman" style:font-pitch="variable" fo:font-size="11pt" style:font-size-asian="11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letter-spacing="0.014cm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ffffff" style:font-name="Segoe Condensed" fo:font-family="'Segoe Condensed'" style:font-family-generic="roman" style:font-pitch="variable" fo:letter-spacing="0.014cm" fo:font-weight="bold" style:font-weight-asian="bold"/>
    </style:style>
    <style:style style:name="Título_20_2_20_Char" style:display-name="Título 2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 fo:font-weight="bold" style:font-weight-asian="bold"/>
    </style:style>
    <style:style style:name="Título_20_3_20_Char" style:display-name="Título 3 Char" style:family="text" style:parent-style-name="Default_20_Paragraph_20_Font">
      <style:text-properties fo:color="#595959" style:font-name="Segoe Condensed" fo:font-family="'Segoe Condensed'" style:font-family-generic="roman" style:font-pitch="variable" fo:letter-spacing="0.014cm"/>
    </style:style>
    <style:style style:name="Título_20_4_20_Char" style:display-name="Título 4 Char" style:family="text" style:parent-style-name="Default_20_Paragraph_20_Font">
      <style:text-properties fo:color="#365f91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Título_20_5_20_Char" style:display-name="Título 5 Char" style:family="text" style:parent-style-name="Default_20_Paragraph_20_Font">
      <style:text-properties fo:color="#595959" style:font-name="Segoe Condensed" fo:font-family="'Segoe Condensed'" style:font-family-generic="roman" style:font-pitch="variable" fo:font-size="48pt" fo:letter-spacing="0.014cm" style:font-name-asian="Segoe Condensed1" style:font-family-asian="'Segoe Condensed'" style:font-family-generic-asian="system" style:font-pitch-asian="variable" style:font-size-asian="48pt" style:font-name-complex="Tahoma1" style:font-family-complex="Tahoma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odapé_20_Char" style:display-name="Rodapé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Char" style:display-name="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2_20_Char" style:display-name="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Corpo_20_de_20_texto_20_3_20_Char" style:display-name="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Primeiro_20_recuo_20_de_20_corpo_20_de_20_texto_20_Char" style:display-name="Primeiro recuo de corpo de texto Char" style:family="text" style:parent-style-name="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Char" style:display-name="Recuo de corpo de tex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rimeiro_20_recuo_20_de_20_corpo_20_de_20_texto_20_2_20_Char" style:display-name="Primeiro recuo de corpo de texto 2 Char" style:family="text" style:parent-style-name="Recuo_20_de_20_corpo_20_de_20_texto_20_Char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2_20_Char" style:display-name="Recuo de corpo de texto 2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Recuo_20_de_20_corpo_20_de_20_texto_20_3_20_Char" style:display-name="Recuo de corpo de texto 3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8pt"/>
    </style:style>
    <style:style style:name="Encerramento_20_Char" style:display-name="Encerrament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nnotation_20_reference" style:display-name="annotation reference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Segoe Condensed" fo:font-family="'Segoe Condensed'" style:font-family-generic="roman" style:font-pitch="variable" fo:letter-spacing="0.014cm" fo:font-weight="bold" style:font-weight-asian="bold" style:font-size-complex="10pt" style:font-weight-complex="bold"/>
    </style:style>
    <style:style style:name="Data_20_Char" style:display-name="Da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Mapa_20_do_20_Documento_20_Char" style:display-name="Mapa do Documento Char" style:family="text" style:parent-style-name="Default_20_Paragraph_20_Font">
      <style:text-properties style:font-name="Segoe UI" fo:font-family="'Segoe UI'" style:font-family-generic="roman" style:font-pitch="variable" fo:letter-spacing="0.014cm" style:font-name-complex="Segoe UI1" style:font-family-complex="'Segoe UI'" style:font-family-generic-complex="system" style:font-pitch-complex="variable" style:font-size-complex="8pt"/>
    </style:style>
    <style:style style:name="Assinatura_20_de_20_Email_20_Char" style:display-name="Assinatura de Email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Endnote_20_anchor" style:display-name="End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Endnote_20_Characters" style:display-name="End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fim_20_Char" style:display-name="Texto de nota de fim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FollowedHyperlink" style:family="text" style:parent-style-name="Default_20_Paragraph_20_Font">
      <style:text-properties fo:color="#800080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Footnote_20_anchor" style:display-name="Footnote anchor" style:family="tex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Footnote_20_Characters" style:display-name="Footnote Characters" style:family="text" style:parent-style-name="Default_20_Paragraph_20_Font">
      <style:text-properties style:text-position="super 58%" style:font-name="Segoe Condensed" fo:font-family="'Segoe Condensed'" style:font-family-generic="roman" style:font-pitch="variable" fo:font-size="11pt" style:font-size-asian="11pt"/>
    </style:style>
    <style:style style:name="Texto_20_de_20_nota_20_de_20_rodapé_20_Char" style:display-name="Texto de nota de rodapé Char" style:family="text" style:parent-style-name="Default_20_Paragraph_20_Font">
      <style:text-properties style:font-name="Segoe Condensed" fo:font-family="'Segoe Condensed'" style:font-family-generic="roman" style:font-pitch="variable" fo:letter-spacing="0.014cm" style:font-size-complex="10pt"/>
    </style:style>
    <style:style style:name="Hashtag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Título_20_6_20_Char" style:display-name="Título 6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43f60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style:font-name-asian="Segoe Condensed1" style:font-family-asian="'Segoe Condensed'" style:font-family-generic-asian="system" style:font-pitch-asian="variable" style:font-name-complex="Tahoma1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Bookman Old Style" fo:font-family="'Bookman Old Style'" style:font-family-generic="roman" style:font-pitch="variable" fo:letter-spacing="0.014cm" fo:font-style="italic" style:font-name-asian="Segoe Condensed1" style:font-family-asian="'Segoe Condensed'" style:font-family-generic-asian="system" style:font-pitch-asian="variable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Endereço_20_HTML_20_Char" style:display-name="Endereço HTML Char" style:family="text" style:parent-style-name="Default_20_Paragraph_20_Font">
      <style:text-properties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-formatação_20_HTML_20_Char" style:display-name="Pré-formatação HTML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style:font-name="Segoe Condensed" fo:font-family="'Segoe Condensed'" style:font-family-generic="roman" style:font-pitch="variable" fo:font-size="11pt" fo:font-style="italic" style:font-size-asian="11pt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Segoe Condensed" fo:font-family="'Segoe Condensed'" style:font-family-generic="roman" style:font-pitch="variable" fo:font-size="11pt" style:text-underline-style="solid" style:text-underline-width="auto" style:text-underline-color="font-color" style:font-size-asian="11pt"/>
    </style:style>
    <style:style style:name="line_20_number" style:display-name="lin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de_20_macro_20_Char" style:display-name="Texto de macr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pt"/>
    </style:style>
    <style:style style:name="Mention" style:family="text" style:parent-style-name="Default_20_Paragraph_20_Font">
      <style:text-properties fo:color="#2b579a" style:font-name="Segoe Condensed" fo:font-family="'Segoe Condensed'" style:font-family-generic="roman" style:font-pitch="variable" fo:font-size="11pt" fo:background-color="#e6e6e6" style:font-size-asian="11pt"/>
    </style:style>
    <style:style style:name="Cabeçalho_20_da_20_mensagem_20_Char" style:display-name="Cabeçalho da mensagem Char" style:family="text" style:parent-style-name="Default_20_Paragraph_20_Font">
      <style:text-properties style:font-name="Bookman Old Style" fo:font-family="'Bookman Old Style'" style:font-family-generic="roman" style:font-pitch="variable" fo:font-size="12pt" fo:letter-spacing="0.014cm" fo:background-color="#cccccc" style:font-name-asian="Segoe Condensed1" style:font-family-asian="'Segoe Condensed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da_20_nota_20_Char" style:display-name="Título da not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page_20_number" style:display-name="page number" style:family="text" style:parent-style-name="Default_20_Paragraph_20_Font">
      <style:text-properties style:font-name="Segoe Condensed" fo:font-family="'Segoe Condensed'" style:font-family-generic="roman" style:font-pitch="variable" fo:font-size="11pt" style:font-size-asian="11pt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letter-spacing="0.014cm" style:font-size-complex="10.5pt"/>
    </style:style>
    <style:style style:name="Saudação_20_Char" style:display-name="Saudação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Assinatura_20_Char" style:display-name="Assinatura Char" style:family="text" style:parent-style-name="Default_20_Paragraph_20_Font">
      <style:text-properties style:font-name="Segoe Condensed" fo:font-family="'Segoe Condensed'" style:font-family-generic="roman" style:font-pitch="variable" fo:letter-spacing="0.014cm"/>
    </style:style>
    <style:style style:name="Smart_20_Hyperlink" style:display-name="Smart Hyperlink" style:family="text" style:parent-style-name="Default_20_Paragraph_20_Font">
      <style:text-properties style:font-name="Segoe Condensed" fo:font-family="'Segoe Condensed'" style:font-family-generic="roman" style:font-pitch="variable" fo:font-size="11pt" style:text-underline-style="dotted" style:text-underline-width="auto" style:text-underline-color="font-color" style:font-size-asian="11pt"/>
    </style:style>
    <style:style style:name="Unresolved_20_Mention" style:display-name="Unresolved Mention" style:family="text" style:parent-style-name="Default_20_Paragraph_20_Font">
      <style:text-properties fo:color="#595959" style:font-name="Segoe Condensed" fo:font-family="'Segoe Condensed'" style:font-family-generic="roman" style:font-pitch="variable" fo:font-size="11pt" fo:background-color="#e6e6e6" style:font-size-asian="11pt"/>
    </style:style>
    <style:style style:name="Intense_20_Emphasis" style:display-name="Intense Emphasis" style:family="text" style:parent-style-name="Default_20_Paragraph_20_Font">
      <style:text-properties fo:color="#1f497d"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1f497d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f497d" style:font-name="Segoe Condensed" fo:font-family="'Segoe Condensed'" style:font-family-generic="roman" style:font-pitch="variable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style:font-name="Segoe Condensed" fo:font-family="'Segoe Condensed'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style:font-name="Segoe Condensed" fo:font-family="'Segoe Condensed'" style:font-family-generic="roman" style:font-pitch="variable"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04040" style:font-name="Segoe Condensed" fo:font-family="'Segoe Condensed'" style:font-family-generic="roman" style:font-pitch="variable" fo:letter-spacing="0.014cm" fo:font-style="italic" style:font-style-asian="italic" style:font-style-complex="italic"/>
    </style:style>
    <style:style style:name="Strong" style:family="text" style:parent-style-name="Default_20_Paragraph_20_Font">
      <style:text-properties style:font-name="Segoe Condensed" fo:font-family="'Segoe Condensed'" style:font-family-generic="roman" style:font-pitch="variable" fo:font-weight="bold" style:font-weight-asian="bold" style:font-weight-complex="bold"/>
    </style:style>
    <style:style style:name="Subtítulo_20_Char" style:display-name="Subtítulo Char" style:family="text" style:parent-style-name="Default_20_Paragraph_20_Font">
      <style:text-properties fo:color="#5a5a5a" style:font-name="Segoe Condensed" fo:font-family="'Segoe Condensed'" style:font-family-generic="roman" style:font-pitch="variable" fo:letter-spacing="0.026cm" style:font-name-asian="Segoe Condensed1" style:font-family-asian="'Segoe Condensed'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style:font-name="Segoe Condensed" fo:font-family="'Segoe Condensed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style:font-name="Segoe Condensed" fo:font-family="'Segoe Condensed'" style:font-family-generic="roman" style:font-pitch="variable"/>
    </style:style>
    <style:style style:name="Título_20_Char" style:display-name="Título Char" style:family="text" style:parent-style-name="Default_20_Paragraph_20_Font">
      <style:text-properties style:font-name="Bookman Old Style" fo:font-family="'Bookman Old Style'" style:font-family-generic="roman" style:font-pitch="variable" fo:font-size="28pt" fo:letter-spacing="-0.018cm" style:letter-kerning="true" style:font-name-asian="Segoe Condensed1" style:font-family-asian="'Segoe Condensed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ítulo_20_de_20_atas_20_de_20_reunião">
      <style:text-properties fo:language="pt" fo:country="BR" style:language-complex="pt" style:country-complex="BR"/>
    </style:style>
    <style:style style:name="MP2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print-date>2006-08-01T17:47:00</meta:print-date>
    <meta:creation-date>2020-02-16T20:18:36.296000000</meta:creation-date>
    <dc:date>2020-02-16T22:04:25.040000000</dc:date>
    <meta:editing-duration>PT3H20M20S</meta:editing-duration>
    <meta:generator>LibreOffice/6.2.0.3$Windows_X86_64 LibreOffice_project/98c6a8a1c6c7b144ce3cc729e34964b47ce25d62</meta:generator>
    <meta:document-statistic meta:table-count="1" meta:image-count="0" meta:object-count="0" meta:page-count="1" meta:paragraph-count="35" meta:word-count="112" meta:character-count="732" meta:non-whitespace-character-count="655"/>
    <meta:user-defined meta:name="APTrustLevel" meta:value-type="float">1</meta:user-defined>
    <meta:user-defined meta:name="AppVersion">16.0000</meta:user-defined>
    <meta:user-defined meta:name="Applications">95;#zwd120;#79;#tpl120;#448;#zwd14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ImageGenCounter" meta:value-type="string">0</meta:user-defined>
    <meta:user-defined meta:name="ImageGenStatus" meta:value-type="string">0</meta:user-defined>
    <meta:user-defined meta:name="LinksUpToDate" meta:value-type="boolean">false</meta:user-defined>
    <meta:user-defined meta:name="PolicheckCounter" meta:value-type="string">0</meta:user-defined>
    <meta:user-defined meta:name="PolicheckStatus" meta:value-type="string">0</meta:user-defined>
    <meta:user-defined meta:name="ScaleCrop" meta:value-type="boolean">false</meta:user-defined>
    <meta:user-defined meta:name="ShareDoc" meta:value-type="boolean">false</meta:user-defined>
    <meta:user-defined meta:name="ViolationReportStatus" meta:value-type="string">None</meta:user-defined>
    <meta:template xlink:type="simple" xlink:actuate="onRequest" xlink:title="Office_18839918_TF10173185" xlink:href=""/>
  </office:meta>
</office:document-meta>
</file>